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color="#000000"/>
    </style:style>
    <style:style style:name="P2" style:family="paragraph" style:parent-style-name="code">
      <style:text-properties fo:color="#000000" fo:font-weight="bold" style:font-weight-asian="bold" style:font-weight-complex="bold"/>
    </style:style>
    <style:style style:name="P3" style:family="paragraph" style:parent-style-name="code">
      <style:text-properties fo:font-weight="bold" style:font-weight-asian="bold" style:font-weight-complex="bold"/>
    </style:style>
    <style:style style:name="P4" style:family="paragraph" style:parent-style-name="Text_20_body">
      <style:text-properties officeooo:paragraph-rsid="0003953c"/>
    </style:style>
    <style:style style:name="P5" style:family="paragraph" style:parent-style-name="Standard">
      <style:text-properties officeooo:rsid="000679a6"/>
    </style:style>
    <style:style style:name="P6" style:family="paragraph" style:parent-style-name="Standard">
      <style:text-properties officeooo:rsid="000679a6" officeooo:paragraph-rsid="000679a6"/>
    </style:style>
    <style:style style:name="P7" style:family="paragraph" style:parent-style-name="Text_20_body" style:list-style-name="List_20_3"/>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ist_20_3">
      <style:text-properties fo:font-weight="bold" style:font-weight-asian="bold" style:font-weight-complex="bold"/>
    </style:style>
    <style:style style:name="P13" style:family="paragraph" style:parent-style-name="Text_20_body" style:list-style-name="L5"/>
    <style:style style:name="P14" style:family="paragraph" style:parent-style-name="Text_20_body">
      <style:text-properties officeooo:rsid="000679a6" officeooo:paragraph-rsid="000679a6"/>
    </style:style>
    <style:style style:name="P15" style:family="paragraph" style:parent-style-name="Text_20_body">
      <style:text-properties officeooo:rsid="000679a6" officeooo:paragraph-rsid="00083591"/>
    </style:style>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1">
      <style:paragraph-properties fo:margin-top="0cm" fo:margin-bottom="0cm" style:contextual-spacing="false"/>
    </style:style>
    <style:style style:name="P19" style:family="paragraph" style:parent-style-name="Text_20_body" style:list-style-name="L2">
      <style:paragraph-properties fo:margin-top="0cm" fo:margin-bottom="0cm" style:contextual-spacing="false"/>
    </style:style>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6">
      <style:paragraph-properties fo:margin-top="0cm" fo:margin-bottom="0cm" style:contextual-spacing="false"/>
    </style:style>
    <style:style style:name="P22" style:family="paragraph" style:parent-style-name="Text_20_body" style:list-style-name="L7">
      <style:paragraph-properties fo:margin-top="0cm" fo:margin-bottom="0cm" style:contextual-spacing="false"/>
    </style:style>
    <style:style style:name="P23" style:family="paragraph" style:parent-style-name="Heading_20_2">
      <style:text-properties officeooo:rsid="000679a6" officeooo:paragraph-rsid="000679a6"/>
    </style:style>
    <style:style style:name="P24" style:family="paragraph" style:parent-style-name="code">
      <style:text-properties officeooo:rsid="000679a6"/>
    </style:style>
    <style:style style:name="P25" style:family="paragraph" style:parent-style-name="code">
      <style:text-properties style:font-name="FreeMono"/>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9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size="10pt"/>
    </style:style>
    <style:style style:name="T2" style:family="text">
      <style:text-properties fo:font-size="10pt" fo:font-weight="bold" style:font-weight-asian="bold" style:font-weight-complex="bold"/>
    </style:style>
    <style:style style:name="T3" style:family="text">
      <style:text-properties fo:font-size="10pt" style:font-weight-asian="bold" style:font-weight-complex="bold"/>
    </style:style>
    <style:style style:name="T4" style:family="text">
      <style:text-properties fo:font-size="10pt"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color="#000000" fo:font-size="10pt" fo:font-weight="bold" style:font-weight-asian="bold" style:font-weight-complex="bold"/>
    </style:style>
    <style:style style:name="T7" style:family="text">
      <style:text-properties fo:color="#000000" fo:font-size="10pt" style:font-weight-asian="bold" style:font-weight-complex="bold"/>
    </style:style>
    <style:style style:name="T8" style:family="text">
      <style:text-properties fo:color="#000000" fo:font-weight="bold" style:font-weight-asian="bold" style:font-weight-complex="bold"/>
    </style:style>
    <style:style style:name="T9" style:family="text">
      <style:text-properties style:text-position="super 58%"/>
    </style:style>
    <style:style style:name="T10" style:family="text">
      <style:text-properties style:font-weight-asian="bold" style:font-weight-complex="bold"/>
    </style:style>
    <style:style style:name="T11" style:family="text">
      <style:text-properties fo:color="#0000ff"/>
    </style:style>
    <style:style style:name="T12" style:family="text">
      <style:text-properties fo:color="#0000ff" fo:font-size="10pt" fo:font-weight="bold" style:font-weight-asian="bold" style:font-weight-complex="bold"/>
    </style:style>
    <style:style style:name="T13" style:family="text">
      <style:text-properties fo:color="#0000ff" fo:font-size="10pt" style:font-weight-asian="bold" style:font-weight-complex="bold"/>
    </style:style>
    <style:style style:name="T14" style:family="text">
      <style:text-properties fo:color="#0000ff" fo:font-weight="bold" style:font-weight-asian="bold" style:font-weight-complex="bold"/>
    </style:style>
    <style:style style:name="T15" style:family="text">
      <style:text-properties officeooo:rsid="0005db48"/>
    </style:style>
    <style:style style:name="T16" style:family="text">
      <style:text-properties officeooo:rsid="00083591"/>
    </style:style>
    <style:style style:name="T17" style:family="text">
      <style:text-properties fo:font-variant="normal" fo:text-transform="none" fo:color="#007000" fo:font-size="8.89999961853027pt" fo:letter-spacing="normal" fo:font-style="normal" fo:font-weight="normal"/>
    </style:style>
    <style:style style:name="T18" style:family="text">
      <style:text-properties fo:font-variant="normal" fo:text-transform="none" fo:color="#007000" fo:font-size="8.89999961853027pt" fo:letter-spacing="normal" fo:font-style="normal" fo:font-weight="bold" style:font-weight-asian="bold" style:font-weight-complex="bold"/>
    </style:style>
    <style:style style:name="T19" style:family="text">
      <style:text-properties fo:font-variant="normal" fo:text-transform="none" fo:color="#500070" fo:font-size="8.89999961853027pt" fo:letter-spacing="normal" fo:font-style="normal" fo:font-weight="normal"/>
    </style:style>
    <style:style style:name="T20" style:family="text">
      <style:text-properties fo:font-variant="normal" fo:text-transform="none" fo:color="#500070" fo:font-size="8.89999961853027pt" fo:letter-spacing="normal" fo:font-style="normal" fo:font-weight="bold" style:font-weight-asian="bold" style:font-weight-complex="bold"/>
    </style:style>
    <style:style style:name="T21" style:family="text">
      <style:text-properties fo:font-variant="normal" fo:text-transform="none" fo:color="#0000b0" fo:font-size="8.89999961853027pt" fo:letter-spacing="normal" fo:font-style="normal" fo:font-weight="normal"/>
    </style:style>
    <style:style style:name="T22" style:family="text">
      <style:text-properties fo:font-variant="normal" fo:text-transform="none" fo:color="#0000b0" fo:font-size="8.89999961853027pt" fo:letter-spacing="normal" fo:font-style="normal" fo:font-weight="bold" style:font-weight-asian="bold" style:font-weight-complex="bold"/>
    </style:style>
    <style:style style:name="T23" style:family="text">
      <style:text-properties fo:font-variant="normal" fo:text-transform="none" fo:color="#000000" fo:font-size="8.89999961853027pt" fo:letter-spacing="normal" fo:font-style="normal" fo:font-weight="normal"/>
    </style:style>
    <style:style style:name="T24" style:family="text">
      <style:text-properties fo:font-variant="normal" fo:text-transform="none" fo:color="#000000" fo:font-size="8.89999961853027pt" fo:letter-spacing="normal" fo:font-style="normal" fo:font-weight="bold" style:font-weight-asian="bold" style:font-weight-complex="bold"/>
    </style:style>
    <style:style style:name="T25" style:family="text">
      <style:text-properties fo:font-variant="normal" fo:text-transform="none" fo:color="#000000" fo:letter-spacing="normal"/>
    </style:style>
    <style:style style:name="T26" style:family="text">
      <style:text-properties fo:font-variant="normal" fo:text-transform="none" fo:color="#000000" fo:letter-spacing="normal" fo:font-weight="bold" style:font-weight-asian="bold" style:font-weight-complex="bold"/>
    </style:style>
    <style:style style:name="T27" style:family="text">
      <style:text-properties fo:font-variant="normal" fo:text-transform="none" fo:color="#600030" fo:font-size="8.89999961853027pt" fo:letter-spacing="normal" fo:font-style="normal" fo:font-weight="normal"/>
    </style:style>
    <style:style style:name="T28" style:family="text">
      <style:text-properties style:font-name="FreeMono"/>
    </style:style>
    <style:style style:name="T29" style:family="text">
      <style:text-properties style:font-name="FreeMono" fo:font-weight="bold" style:font-weight-asian="bold" style:font-weight-complex="bold"/>
    </style:style>
    <style:style style:name="T30" style:family="text">
      <style:text-properties officeooo:rsid="0008675b"/>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6"><text:a xlink:type="simple" xlink:href="#__RefHeading__1001_1759440174" text:style-name="Internet_20_link" text:visited-style-name="Internet_20_link">1. </text:a>Exception Handling<text:tab/>1</text:p>
          <text:p text:style-name="P27"><text:a xlink:type="simple" xlink:href="#__RefHeading__1003_1759440174" text:style-name="Internet_20_link" text:visited-style-name="Internet_20_link">1.1. </text:a>Ziele<text:tab/>1</text:p>
          <text:p text:style-name="P27"><text:a xlink:type="simple" xlink:href="#__RefHeading__1005_1759440174" text:style-name="Internet_20_link" text:visited-style-name="Internet_20_link">1.2. </text:a>Behandlung von Fehlersituationen<text:tab/>1</text:p>
          <text:p text:style-name="P27"><text:a xlink:type="simple" xlink:href="#__RefHeading__1007_1759440174" text:style-name="Internet_20_link" text:visited-style-name="Internet_20_link">1.3. </text:a>Exception Handling: try, catch, throw<text:tab/>2</text:p>
          <text:p text:style-name="P27"><text:a xlink:type="simple" xlink:href="#__RefHeading__1009_1759440174" text:style-name="Internet_20_link" text:visited-style-name="Internet_20_link">1.4. </text:a>Allgemeine Syntax<text:tab/>3</text:p>
          <text:p text:style-name="P28"><text:a xlink:type="simple" xlink:href="#__RefHeading__1011_1759440174" text:style-name="Internet_20_link" text:visited-style-name="Internet_20_link">1.4.1. </text:a>throw: Ausnahmeobjekte erzeugen<text:tab/>3</text:p>
          <text:p text:style-name="P28"><text:a xlink:type="simple" xlink:href="#__RefHeading__1013_1759440174" text:style-name="Internet_20_link" text:visited-style-name="Internet_20_link">1.4.2. </text:a>catch: Auffangen der Ausnahmen<text:tab/>4</text:p>
          <text:p text:style-name="P28"><text:a xlink:type="simple" xlink:href="#__RefHeading__1015_1759440174" text:style-name="Internet_20_link" text:visited-style-name="Internet_20_link">1.4.3. </text:a>Angabe von Ausnahmen in Schnittstellen<text:tab/>4</text:p>
          <text:p text:style-name="P27"><text:a xlink:type="simple" xlink:href="#__RefHeading__1017_1759440174" text:style-name="Internet_20_link" text:visited-style-name="Internet_20_link">1.5. </text:a>Beispiel: Vektor<text:tab/>5</text:p>
          <text:p text:style-name="P27">Aufgabe: exception_vektor<text:tab/>8</text:p>
          <text:p text:style-name="P27"><text:a xlink:type="simple" xlink:href="#__RefHeading__1116_615138432" text:style-name="Internet_20_link" text:visited-style-name="Internet_20_link">1.6. </text:a>Die Exception: std::bad_alloc, std::out_of_range <text:tab/>8</text:p>
          <text:p text:style-name="P27"><text:a xlink:type="simple" xlink:href="#__RefHeading__1021_1759440174" text:style-name="Internet_20_link" text:visited-style-name="Internet_20_link">1.7. </text:a>Tipps und Hinweise<text:tab/>9</text:p>
          <text:p text:style-name="P27"><text:a xlink:type="simple" xlink:href="#__RefHeading__1023_1759440174" text:style-name="Internet_20_link" text:visited-style-name="Internet_20_link">1.8. </text:a>Zusammenfassung<text:tab/>9</text:p>
          <text:p text:style-name="P27"><text:a xlink:type="simple" xlink:href="#__RefHeading__1025_1759440174" text:style-name="Internet_20_link" text:visited-style-name="Internet_20_link">1.9. </text:a>Übungen<text:tab/>10</text:p>
        </text:index-body>
      </text:table-of-content>
      <text:p text:style-name="Text_20_body"/>
      <text:h text:style-name="Heading_20_1" text:outline-level="1" text:restart-numbering="true" text:start-value="-1"><text:bookmark-start text:name="__RefHeading__1001_1759440174"/>Exception Handling<text:bookmark-end text:name="__RefHeading__1001_1759440174"/></text:h>
      <text:h text:style-name="Heading_20_2" text:outline-level="2"><text:bookmark-start text:name="__RefHeading__1003_1759440174"/>Ziele<text:bookmark-end text:name="__RefHeading__1003_1759440174"/></text:h>
      <text:list xml:id="list4699471728866020764" text:style-name="List_20_3">
        <text:list-item>
          <text:p text:style-name="P7">Eine effiziente Art und Weise auf Fehlersituationen in Programmen reagieren zu können.</text:p>
        </text:list-item>
        <text:list-item>
          <text:p text:style-name="P7"><text:a xlink:type="simple" xlink:href="http://www.cpp-entwicklung.de/cpplinux3/cpp_main/cpp_mainch4.html">Quelle: </text:a><text:a xlink:type="simple" xlink:href="http://www.cpp-entwicklung.de/cpplinux3/cpp_main/cpp_mainch4.html">http://www.cpp-entwicklung.de/cpplinux3/cpp_main/cpp_mainch4.html</text:a></text:p>
        </text:list-item>
        <text:list-item>
          <text:p text:style-name="P7">TOLL und SUPER ist auch</text:p>
          <text:list>
            <text:list-item>
              <text:p text:style-name="P7"><text:a xlink:type="simple" xlink:href="http://www.cpp-tutor.de/cpp/le17/std_exception.html">http://www.cpp-tutor.de/cpp/le17/std_exception.html</text:a> </text:p>
            </text:list-item>
          </text:list>
          <text:p text:style-name="P7"/>
        </text:list-item>
      </text:list>
      <text:p text:style-name="Text_20_body"/>
      <text:h text:style-name="Heading_20_2" text:outline-level="2"><text:bookmark-start text:name="__RefHeading__1005_1759440174"/><text:bookmark text:name="x5-3330004.5.1"/>Behandlung von Fehlersituationen<text:bookmark-end text:name="__RefHeading__1005_1759440174"/></text:h>
      <text:p text:style-name="Text_20_body">Wir lernen welche Möglichkeiten es gibt, Fehler zu machen, und welche Möglichkeiten der Entwickler hat, diese zu erkennen und zu beseitigen. Grundsätzlich muss man zwischen zwei Arten von Fehlern unterscheiden: </text:p>
      <text:list xml:id="list2712905169538474743" text:style-name="L1">
        <text:list-item>
          <text:p text:style-name="P18"><text:bookmark text:name="x5-332002x1"/>Fehler, die nach einem gründlichen Test nicht mehr auftreten sollten </text:p>
        </text:list-item>
        <text:list-item>
          <text:p text:style-name="P8"><text:bookmark text:name="x5-332004x2"/>Fehler, <text:span text:style-name="T5">die im laufenden Betrieb jederzeit auftreten können</text:span></text:p>
        </text:list-item>
      </text:list>
      <text:p text:style-name="Text_20_body">Wir lernen einen Mechanismus der Sprache C++ zur Behandlung der Fehler im Fall 2. kennen.</text:p>
      <text:p text:style-name="Text_20_body">Mögliche Fehlersituatutionen:</text:p>
      <text:list xml:id="list7960293459604409723" text:style-name="L2">
        <text:list-item>
          <text:p text:style-name="P19">numerische Probleme (<text:span text:style-name="T5">Division durch 0</text:span>, Wurzel oder Logarithmus aus negativer Zahl etc.) </text:p>
        </text:list-item>
        <text:list-item>
          <text:p text:style-name="P19">Dateiprobleme (<text:span text:style-name="T5">Datei nicht gefunden</text:span>, zu wenige Datensätze, Medium beim Schreiben voll etc.) </text:p>
        </text:list-item>
        <text:list-item>
          <text:p text:style-name="P19">Probleme mit Arrays (<text:span text:style-name="T5">zu kleine Dimensionierung</text:span>, Bereichsüberschreitung eines Index etc.) </text:p>
        </text:list-item>
        <text:list-item>
          <text:p text:style-name="P9">Speicherprobleme (<text:span text:style-name="T5">zu wenig Speicher bei Reservierung</text:span>)</text:p>
        </text:list-item>
      </text:list>
      <text:p text:style-name="Text_20_body"/>
      <text:p text:style-name="Text_20_body">Es geht also um <text:span text:style-name="T5">Ausnahmesituationen</text:span>, die Sie beim Programmieren bereits voraussehen und für die Sie entsprechende Gegenmaßnahmen treffen können.</text:p>
      <text:p text:style-name="Text_20_body"/>
      <text:list xml:id="list3494407354504092387" text:style-name="L3">
        <text:list-item>
          <text:p text:style-name="P10"><text:soft-page-break/>Die von uns bislang meist verwendete Strategie liegt darin, den <text:span text:style-name="T5">Rückgabewert</text:span> einer Funktion beziehungsweise Methode als <text:span text:style-name="T5">Fehlercode</text:span> anzusehen. Ist er beispielsweise 0 oder <text:span text:style-name="Source_20_Text">true</text:span>, ging alles glatt; ansonsten drückt er ein Problem oder sogar schon eine mögliche Ursache aus.</text:p>
        </text:list-item>
      </text:list>
      <text:p text:style-name="Text_20_body"/>
      <text:p text:style-name="Text_20_body">Nachteil:</text:p>
      <text:p text:style-name="Text_20_body">Die Funktion, die das Problem feststellt, kann also nach dem Zurückmelden <text:span text:style-name="T5">nicht prüfen</text:span>, ob ihrer <text:span text:style-name="T5">Fehlermeldung auch behandelt</text:span> wurde. </text:p>
      <text:p text:style-name="Text_20_body">Dies führt oft zu <text:span text:style-name="T5">unsicheren</text:span> Programmen.</text:p>
      <text:p text:style-name="Text_20_body"/>
      <text:h text:style-name="Heading_20_2" text:outline-level="2"><text:bookmark-start text:name="__RefHeading__1007_1759440174"/><text:bookmark text:name="x5-3340004.5.2"/>Exception Handling: try, catch, throw<text:bookmark-end text:name="__RefHeading__1007_1759440174"/></text:h>
      <text:p text:style-name="Text_20_body">C++ bietet die Möglichkeit, dass die <text:span text:style-name="T5">Funktion, die das Problem erkennt</text:span>, <text:span text:style-name="T5">selbst</text:span> eine andere Funktion zu dessen <text:span text:style-name="T5">Behandlung</text:span> aufruft.</text:p>
      <text:p text:style-name="Text_20_body"/>
      <text:p text:style-name="Text_20_body">Prinzipiell bedeutet dies nichts anderes, als <text:span text:style-name="T5">einen zweiten Weg zum Verlassen einer Funktion</text:span> neben der Rückkehr mit <text:span text:style-name="Source_20_Text">return</text:span> zu schaffen.</text:p>
      <text:p text:style-name="Text_20_body"/>
      <text:p text:style-name="Text_20_body">Zur Behandlung von vorhersehbaren Fehlern, die in einer Funktion auftreten und die der Aufrufer behandeln kann, stellt C++ den Mechanismus der <text:bookmark text:name="dx5-334001"/>Ausnahmebehandlung (besser bekannt unter dem englischen Ausdruck <text:bookmark text:name="dx5-334002"/><text:span text:style-name="T5">exception handling</text:span>) zur Verfügung. Dabei ist der <text:span text:style-name="T5">Ablauf</text:span> typischerweise der folgende: </text:p>
      <text:p text:style-name="Text_20_body"/>
      <text:list xml:id="list2086155871129223224" text:style-name="L4">
        <text:list-item>
          <text:p text:style-name="P20"><text:bookmark text:name="x5-334004x1"/>Eine Funktion versucht, eine andere aufzurufen. Dieser Versuch wird durch das Schlüsselwort <text:span text:style-name="luecke">try</text:span> ausgedrückt. <text:line-break/></text:p>
        </text:list-item>
        <text:list-item>
          <text:p text:style-name="P20"><text:bookmark text:name="x5-334006x2"/>Gibt es während der Abarbeitung des Aufrufs einen Fehler, löst sie eine Ausnahme aus. Dieser Vorgang wird auch "Werfen einer Ausnahme" genannt und erfolgt mit dem Schlüsselwort <text:span text:style-name="luecke">throw</text:span>. <text:line-break/></text:p>
        </text:list-item>
        <text:list-item>
          <text:p text:style-name="P11"><text:bookmark text:name="x5-334008x3"/>Die aufrufende Funktion kennt die Möglichkeit, dass eine solche Ausnahme auftreten könnte, und ist bereit, diese abzufangen. Das geschieht mittels <text:span text:style-name="luecke">catch</text:span>.<text:line-break/></text:p>
        </text:list-item>
      </text:list>
      <text:list xml:id="list575970626" text:continue-list="list4699471728866020764" text:style-name="List_20_3">
        <text:list-item>
          <text:p text:style-name="P12">Aufrufer: try,catch</text:p>
        </text:list-item>
      </text:list>
      <text:p text:style-name="Text_20_body">Sowohl <text:span text:style-name="luecke">try</text:span> als auch <text:span text:style-name="luecke">catch</text:span> leiten dabei einen Block ein und stehen in der <text:span text:style-name="luecke">aufrufenden</text:span> Funktion. </text:p>
      <text:p text:style-name="Text_20_body"/>
      <text:list xml:id="list785516168" text:continue-numbering="true" text:style-name="List_20_3">
        <text:list-item>
          <text:p text:style-name="P12">Aufgerufener: throw</text:p>
        </text:list-item>
      </text:list>
      <text:p text:style-name="Text_20_body">Der Befehl <text:span text:style-name="luecke">throw</text:span> befindet sich in der <text:span text:style-name="luecke">aufgerufenen</text:span> Funktion. </text:p>
      <text:p text:style-name="Text_20_body"/>
      <text:p text:style-name="Text_20_body">Wenn eine Funktion eine Ausnahme (Exception) wirft, ist dies ein alternativer Rücksprung. Alle Objekte, die dort vollständig erzeugt wurden (also deren Konstruktoren schon beendet sind), werden gelöscht. Es findet aber kein normaler Rücksprung mehr statt! </text:p>
      <text:p text:style-name="Text_20_body"/>
      <text:h text:style-name="Heading_20_2" text:outline-level="2"><text:bookmark-start text:name="__RefHeading__1009_1759440174"/><text:bookmark text:name="x5-3350004.5.3"/><text:soft-page-break/>Allgemeine Syntax<text:bookmark-end text:name="__RefHeading__1009_1759440174"/></text:h>
      <text:p text:style-name="Text_20_body">Syntaktisch entspricht diese Beschreibung folgendem Schema:</text:p>
      <text:p text:style-name="P1">void f1(){</text:p>
      <text:p text:style-name="P1"/>
      <text:p text:style-name="P1"><text:span text:style-name="T5"><text:tab/></text:span><text:span text:style-name="luecke"><text:span text:style-name="T10">try</text:span></text:span><text:span text:style-name="T5"> </text:span>{</text:p>
      <text:p text:style-name="P1"><text:tab/><text:tab/>//Versuche,eine andere Funktion</text:p>
      <text:p text:style-name="P1"><text:tab/><text:tab/>// aufzurufen; diese könnte<text:span text:style-name="T9"> </text:span>eine </text:p>
      <text:p text:style-name="P1"><text:tab/><text:tab/>// Exception auslösen und dabei ein</text:p>
      <text:p text:style-name="P1"><text:tab/><text:tab/>// Fehlerobjekt übergeben</text:p>
      <text:p text:style-name="P2"><text:tab/><text:tab/></text:p>
      <text:p text:style-name="P2"><text:tab/><text:tab/>f2();</text:p>
      <text:p text:style-name="P1"><text:tab/>}</text:p>
      <text:p text:style-name="P1"><text:s/></text:p>
      <text:p text:style-name="P1"><text:tab/> <text:s/>// Werte die möglichen Fehlerobjekte aus</text:p>
      <text:p text:style-name="P2"><text:s text:c="2"/><text:tab/><text:span text:style-name="luecke">catch</text:span> (Fehlerklasse1&amp; _f)</text:p>
      <text:p text:style-name="P2"><text:s text:c="2"/><text:tab/>{</text:p>
      <text:p text:style-name="P2"><text:s text:c="4"/><text:tab/><text:tab/>// Fehlerbehandlung</text:p>
      <text:p text:style-name="P2"><text:s text:c="2"/><text:tab/>} </text:p>
      <text:p text:style-name="P2"/>
      <text:p text:style-name="P1"><text:tab/><text:span text:style-name="luecke"><text:span text:style-name="T10">catch</text:span></text:span><text:span text:style-name="T5"> (Fehlerklasse2&amp; _f)</text:span></text:p>
      <text:p text:style-name="P2"><text:s text:c="2"/><text:tab/>{ </text:p>
      <text:p text:style-name="P2"><text:s text:c="4"/><text:tab/><text:tab/>// Fehlerbehandlung</text:p>
      <text:p text:style-name="P2"><text:s text:c="2"/><text:tab/>} </text:p>
      <text:p text:style-name="P2"><text:s text:c="2"/></text:p>
      <text:p text:style-name="P1"><text:tab/>// ... ggf. weitere catch-Blöcke</text:p>
      <text:p text:style-name="P1"><text:s text:c="2"/></text:p>
      <text:p text:style-name="P1"><text:s/><text:tab/></text:p>
      <text:p text:style-name="P1"><text:tab/>// Hier geht der Programmfluss weiter</text:p>
      <text:p text:style-name="P1">}</text:p>
      <text:p text:style-name="Standard"/>
      <text:p text:style-name="Standard"/>
      <text:p text:style-name="Standard"/>
      <text:h text:style-name="Heading_20_3" text:outline-level="3"><text:bookmark-start text:name="__RefHeading__1011_1759440174"/><text:bookmark text:name="x5-3360004.5.3"/>throw: Ausnahmeobjekte erzeugen<text:bookmark-end text:name="__RefHeading__1011_1759440174"/></text:h>
      <text:p text:style-name="Standard">Beim Werfen einer Ausnahme darf ein Objekt eines beliebigen Typs übergeben werden, also sowohl ein Standardtyp (int, ...) als auch ein Objekt einer Klasse. Sie sollten aber immer darauf achten, dass Sie das Objekt selbst übergeben und keinen Zeiger darauf. </text:p>
      <text:p text:style-name="Text_20_body"/>
      <text:p text:style-name="Text_20_body">Wenn Sie etwa schreiben:</text:p>
      <text:p text:style-name="code"><text:span text:style-name="Teletype"><text:span text:style-name="T5"><text:line-break/></text:span></text:span><text:span text:style-name="Teletype"><text:span text:style-name="T5"> <text:s/></text:span></text:span><text:span text:style-name="Teletype"><text:span text:style-name="T2">if (bad())</text:span></text:span></text:p>
      <text:p text:style-name="code"><text:span text:style-name="Teletype"><text:span text:style-name="T5"><text:s text:c="4"/></text:span></text:span><text:bookmark text:name="dx5-336001"/><text:span text:style-name="luecke"><text:span text:style-name="T3">throw</text:span></text:span><text:span text:style-name="Teletype"><text:span text:style-name="T2"> MyException();</text:span></text:span></text:p>
      <text:p text:style-name="P3"/>
      <text:p text:style-name="Text_20_body"/>
      <text:p text:style-name="Text_20_body">müssen Sie vorher die Klasse - namens <text:span text:style-name="Source_20_Text"><text:span text:style-name="T5">MyException</text:span></text:span><text:span text:style-name="Source_20_Text"> - </text:span>definiert haben. Diese darf sogar völlig leer sein; denn eventuell drücken Sie ja schon durch den Typ selbst die Art der Ausnahme aus. Wenn Sie hier nur den Namen der Klasse sehen, so bedeutet dies, dass beim <text:span text:style-name="luecke">throw</text:span>-Kommando ein temporäres Objekt von diesem Typ angelegt wird; nach Ende des zugehörigen <text:span text:style-name="luecke">catch</text:span>-Blocks wird es automatisch wieder freigegeben.</text:p>
      <text:p text:style-name="Text_20_body"><text:s/></text:p>
      <text:p text:style-name="Text_20_body"><text:soft-page-break/>Über den Konstruktor kann dieses Objekt bei Bedarf noch mit Informationen über die Umstände der Ausnahme gefüllt werden. </text:p>
      <text:p text:style-name="code"><text:span text:style-name="Teletype"><text:span text:style-name="T8"><text:line-break/></text:span></text:span><text:span text:style-name="Teletype"><text:span text:style-name="T8"> <text:s/></text:span></text:span><text:span text:style-name="Teletype"><text:span text:style-name="T6">if (bad())</text:span></text:span></text:p>
      <text:p text:style-name="code"><text:span text:style-name="Teletype"><text:span text:style-name="T8"><text:s text:c="4"/></text:span></text:span><text:span text:style-name="luecke"><text:span text:style-name="T7">throw</text:span></text:span><text:span text:style-name="Teletype"><text:span text:style-name="T6"> MyException("Operation failed", status);</text:span></text:span></text:p>
      <text:p text:style-name="P2"/>
      <text:p text:style-name="Text_20_body"/>
      <text:p text:style-name="Text_20_body">Natürlich sollte die Klasse dann auch über entsprechende öffentliche Methoden verfügen, so dass der Fänger der Ausnahme auf diese Informationen zugreifen kann.</text:p>
      <text:p text:style-name="Text_20_body"/>
      <text:p text:style-name="Text_20_body"/>
      <text:h text:style-name="Heading_20_3" text:outline-level="3"><text:bookmark-start text:name="__RefHeading__1013_1759440174"/><text:bookmark text:name="x5-3370004.5.4"/>catch: Auffangen der Ausnahmen<text:bookmark-end text:name="__RefHeading__1013_1759440174"/></text:h>
      <text:p text:style-name="Text_20_body">Das Argument von <text:span text:style-name="Source_20_Text">catch</text:span> kann sowohl als Objekt als auch als Referenz abgefangen werden. Dadurch lassen sich auch die enthaltenen Informationen auswerten, zum Beispiel:</text:p>
      <text:p text:style-name="Text_20_body"><text:s/></text:p>
      <text:p text:style-name="code"><text:span text:style-name="Teletype"><text:span text:style-name="T5"><text:s text:c="2"/></text:span></text:span><text:span text:style-name="Teletype"><text:span text:style-name="T2">catch(MyException&amp; </text:span></text:span><text:span text:style-name="Teletype"><text:span text:style-name="T12">_exc</text:span></text:span><text:span text:style-name="Teletype"><text:span text:style-name="T2">)</text:span></text:span></text:p>
      <text:p text:style-name="code"><text:span text:style-name="Teletype"><text:span text:style-name="T5"><text:s text:c="2"/></text:span></text:span><text:span text:style-name="Teletype"><text:span text:style-name="T2">{</text:span></text:span></text:p>
      <text:p text:style-name="code"><text:span text:style-name="Teletype"><text:span text:style-name="T5"><text:s text:c="4"/></text:span></text:span><text:span text:style-name="Teletype"><text:span text:style-name="T2">cerr &lt;&lt; </text:span></text:span><text:span text:style-name="Teletype"><text:span text:style-name="T12">_exc</text:span></text:span><text:span text:style-name="Teletype"><text:span text:style-name="T2">.getMessage() &lt;&lt; endl;</text:span></text:span></text:p>
      <text:p text:style-name="code"><text:span text:style-name="Teletype"><text:span text:style-name="T5"><text:s text:c="4"/></text:span></text:span><text:span text:style-name="Teletype"><text:span text:style-name="T4">// weitere Fehlerbehandlung</text:span></text:span><text:span text:style-name="T4"> </text:span></text:p>
      <text:p text:style-name="code"><text:span text:style-name="Teletype"><text:span text:style-name="T5"><text:s text:c="2"/></text:span></text:span><text:span text:style-name="Teletype"><text:span text:style-name="T2">}</text:span></text:span></text:p>
      <text:p text:style-name="Standard"/>
      <text:p text:style-name="Standard"/>
      <text:p text:style-name="Standard">Sie sollten in Ihren Programmen darauf achten, dass Sie <text:span text:style-name="T5">alle</text:span> möglichen <text:span text:style-name="T5">Ausnahmen</text:span> auch <text:span text:style-name="T5">auffangen</text:span>. </text:p>
      <text:p text:style-name="Standard"/>
      <text:p text:style-name="Standard">Denn es gilt: Wird eine Ausnahme in der aufrufenden Funktion nicht abgefangen, wird sie an deren aufrufende Funktion weitergegeben. Das setzt sich fort bis hin zu <text:span text:style-name="Source_20_Text">main()</text:span>. Ist auch dort keine Behandlung implementiert, <text:span text:style-name="T5">bricht das Programm mit einer Fehlermeldung ab</text:span>. Dann haben Sie in puncto Fehlerbehandlung und Stabilität Ihres Programms herzlich wenig erreicht. </text:p>
      <text:p text:style-name="Standard"/>
      <text:p text:style-name="Standard"><text:span text:style-name="Teletype"><text:span text:style-name="T1"/></text:span></text:p>
      <text:h text:style-name="Heading_20_3" text:outline-level="3"><text:bookmark-start text:name="__RefHeading__1015_1759440174"/>Angabe von Ausnahmen in Schnittstellen<text:bookmark-end text:name="__RefHeading__1015_1759440174"/></text:h>
      <text:p text:style-name="Text_20_body">Wenn Sie eine Klasse verwenden, die ein anderer implementiert hat, möchten Sie gerne wissen, welche Ausnahmen deren Methoden werfen könnten. </text:p>
      <text:p text:style-name="Text_20_body">Da die <text:span text:style-name="T5">Header-Datei mit der Schnittstelle</text:span> Ihre primäre Informationsquelle ist, sollten <text:span text:style-name="T5">auch die Ausnahmen</text:span> dort vermerkt sein. </text:p>
      <text:p text:style-name="Text_20_body">Um anzugeben, welche Exceptions eine Funktion auswirft, kann man sie in einer Liste hinter dem Funktionsprototyp deklarieren.<text:line-break/></text:p>
      <text:p text:style-name="code"><text:span text:style-name="Teletype"><text:span text:style-name="T2"><text:line-break/>void func(int _arg) </text:span></text:span><text:span text:style-name="luecke"><text:span text:style-name="T13">throw</text:span></text:span><text:span text:style-name="Teletype"><text:span text:style-name="T12"> (RangeException, DomainException);</text:span></text:span><text:span text:style-name="Teletype"><text:span text:style-name="T2"><text:line-break/></text:span></text:span></text:p>
      <text:p text:style-name="Text_20_body"/>
      <text:p text:style-name="P4">Ist eine solche Angabe vorhanden, ist sie auch verbindlich. In diesem Fall darf die Funktion <text:span text:style-name="Source_20_Text"><text:span text:style-name="T5">func</text:span></text:span> ausschließlich die Ausnahmen <text:span text:style-name="Source_20_Text"><text:span text:style-name="T5">RangeException</text:span></text:span> und <text:span text:style-name="Source_20_Text"><text:span text:style-name="T5">DomainException</text:span></text:span> werfen; bei anderen meldet der Compiler einen Fehler. </text:p>
      <text:p text:style-name="P4"><text:soft-page-break/>Als Entwickler müssen Sie beachten, dass die Liste bei der Funktionsdefinition (in der cpp-Datei) wiederholt werden muss.</text:p>
      <text:p text:style-name="Text_20_body"><text:s/></text:p>
      <text:p text:style-name="Text_20_body">Steht hinter dem Prototyp nur <text:span text:style-name="Source_20_Text"><text:span text:style-name="T5">throw()</text:span></text:span>, so verspricht die Funktion damit, überhaupt keine Exceptions auszuwerfen.</text:p>
      <text:p text:style-name="Text_20_body"><text:s/></text:p>
      <text:p text:style-name="P4">Aus Gründen der Abwärtskompatibilität gilt aber leider auch: Fehlt eine Angabe von <text:span text:style-name="Source_20_Text"><text:span text:style-name="T5">throw</text:span></text:span> hinter einer Funktion, so darf sie beliebige Ausnahmen auswerfen. </text:p>
      <text:p text:style-name="P4"/>
      <text:p text:style-name="merke">Eine Schnittstelle mit gutem Design sollte daher immer die von ihr geworfenen Ausnahmen auflisten.</text:p>
      <text:p text:style-name="Text_20_body"><text:s/></text:p>
      <text:h text:style-name="Heading_20_2" text:outline-level="2"><text:bookmark-start text:name="__RefHeading__1017_1759440174"/><text:bookmark text:name="x5-3420004.5.5"/>Beispiel: Vektor<text:bookmark-end text:name="__RefHeading__1017_1759440174"/></text:h>
      <text:p text:style-name="Text_20_body">Die Technik der Ausnahmebehandlung wollen wir nun bei einer Vektorklasse einsetzen. Wir definieren </text:p>
      <text:list xml:id="list2146318545" text:continue-numbering="true" text:style-name="List_20_3">
        <text:list-item>
          <text:p text:style-name="P7">zwei Ausnahmen: </text:p>
        </text:list-item>
      </text:list>
      <text:list xml:id="list1343416078978438786" text:style-name="L5">
        <text:list-item>
          <text:p text:style-name="P13"><text:span text:style-name="T5">VektorNoMem</text:span>, wenn kein Speicher mehr für das dynamische Anlegen des Feldes vorhanden ist </text:p>
        </text:list-item>
        <text:list-item>
          <text:p text:style-name="P13"><text:span text:style-name="T5">VektorOutOfRange</text:span>, wenn bei at() der Index den zulässigen Bereich überschreitet</text:p>
        </text:list-item>
      </text:list>
      <text:p text:style-name="Text_20_body">Beide leiten wir wie eben von einer Basisklasse ab, die auch gleich die Schnittstelle für den Zugriff auf die Informationen in abstrakter Weise definiert. Wir geben die Fehlermeldung einfach als Text zurück, den wir mittels eines ostringstream erzeugt haben:<text:line-break/></text:p>
      <text:list xml:id="list2129920801" text:continue-list="list2146318545" text:style-name="List_20_3">
        <text:list-item>
          <text:p text:style-name="P7">Die Klasse VektorOutOfRange: </text:p>
        </text:list-item>
        <text:list-item>
          <text:p text:style-name="P7">Datei: vektorexception.h </text:p>
        </text:list-item>
      </text:list>
      <text:p text:style-name="code">#include &lt;sstream&gt;</text:p>
      <text:p text:style-name="code"/>
      <text:p text:style-name="code">// AUSNAHME bei Bereichsüberschreitung </text:p>
      <text:p text:style-name="code">// -----------------------------------</text:p>
      <text:p text:style-name="code">class VektorOutOfRange </text:p>
      <text:p text:style-name="code">{ </text:p>
      <text:p text:style-name="code">private:</text:p>
      <text:p text:style-name="code"><text:s text:c="2"/>unsigned int size, index; </text:p>
      <text:p text:style-name="code"><text:s text:c="2"/></text:p>
      <text:p text:style-name="code">public: </text:p>
      <text:p text:style-name="code"><text:s text:c="2"/>VektorOutOfRange(unsigned int _size, unsigned int _index) :</text:p>
      <text:p text:style-name="code"><text:s text:c="4"/>size(_size), index(_index) {}</text:p>
      <text:p text:style-name="code"><text:s/></text:p>
      <text:p text:style-name="code"><text:s text:c="2"/>~VektorOutOfRange() {}; </text:p>
      <text:p text:style-name="code"/>
      <text:p text:style-name="code"><text:s text:c="2"/>std::string what() const </text:p>
      <text:p text:style-name="code"><text:s text:c="2"/>{ </text:p>
      <text:p text:style-name="code"><text:s text:c="4"/>std::ostringstream s; <text:line-break/></text:p>
      <text:p text:style-name="code"><text:s text:c="4"/>s &lt;&lt; "Bereichsüberschreitung (Größe: " <text:s/></text:p>
      <text:p text:style-name="code"><text:s text:c="6"/>&lt;&lt; size &lt;&lt; ", Index: " &lt;&lt; index </text:p>
      <text:p text:style-name="code"><text:soft-page-break/><text:s text:c="6"/>&lt;&lt; ")" &lt;&lt; std::endl; </text:p>
      <text:p text:style-name="code"><text:s text:c="4"/>return s.str(); </text:p>
      <text:p text:style-name="code"><text:s text:c="2"/>} </text:p>
      <text:p text:style-name="code">};</text:p>
      <text:p text:style-name="Text_20_body"/>
      <text:p text:style-name="Text_20_body"/>
      <text:list xml:id="list1502568579" text:continue-numbering="true" text:style-name="List_20_3">
        <text:list-item>
          <text:p text:style-name="P7">Die Klasse VektorNoMem</text:p>
        </text:list-item>
        <text:list-item>
          <text:p text:style-name="P7">Datei: vektorexception.h</text:p>
        </text:list-item>
      </text:list>
      <text:p text:style-name="Text_20_body">ist ganz analog zu VektorOutOfRange aufgebaut.</text:p>
      <text:p text:style-name="Text_20_body"><text:s/></text:p>
      <text:p text:style-name="Text_20_body"/>
      <text:p text:style-name="Text_20_body">Wenn wir nun alle möglichen Ausnahmen in die Schnittstelle der Klasse Vektor aufnehmen, erlangt diese folgende Form:</text:p>
      <text:p text:style-name="Text_20_body"/>
      <text:list xml:id="list855963745" text:continue-numbering="true" text:style-name="List_20_3">
        <text:list-item>
          <text:p text:style-name="P7">Die Klasse Vektor mit den throw()-Listen</text:p>
        </text:list-item>
      </text:list>
      <text:p text:style-name="code"/>
      <text:p text:style-name="code">#include "vectorexception.h"</text:p>
      <text:p text:style-name="code"/>
      <text:p text:style-name="code">// Deklaration der Klasse Vektor<text:line-break/>// -----------------------------</text:p>
      <text:p text:style-name="code">class Vektor{ </text:p>
      <text:p text:style-name="code">private: </text:p>
      <text:p text:style-name="code"><text:s text:c="2"/>unsigned int size; </text:p>
      <text:p text:style-name="code"><text:s text:c="2"/>int* v; <text:s/></text:p>
      <text:p text:style-name="code">public: </text:p>
      <text:p text:style-name="code"><text:s text:c="2"/>Vektor() : size(0), v(0) {} </text:p>
      <text:p text:style-name="code"><text:s text:c="2"/>Vektor(unsigned int _size) <text:span text:style-name="luecke"><text:span text:style-name="T11">throw</text:span></text:span><text:span text:style-name="T11"> (</text:span><text:span text:style-name="T14">VektorNoMem</text:span><text:span text:style-name="T11">);</text:span> </text:p>
      <text:p text:style-name="code"><text:s text:c="2"/>Vektor(const Vektor&amp; _vek) <text:span text:style-name="luecke"><text:span text:style-name="T11">throw</text:span></text:span><text:span text:style-name="T11"> (</text:span><text:span text:style-name="T14">VektorNoMem</text:span><text:span text:style-name="T11">);</text:span> </text:p>
      <text:p text:style-name="code"/>
      <text:p text:style-name="code"><text:s text:c="2"/>~Vektor() { if (v) delete[] v; } </text:p>
      <text:p text:style-name="code"/>
      <text:p text:style-name="code"><text:s text:c="2"/>void resize(unsigned int _size) <text:s/><text:span text:style-name="luecke"><text:span text:style-name="T11">throw</text:span></text:span><text:span text:style-name="T11"> (</text:span><text:span text:style-name="T14">VektorNoMem</text:span><text:span text:style-name="T11">);</text:span> </text:p>
      <text:p text:style-name="code"/>
      <text:p text:style-name="code"><text:s text:c="2"/>const int&amp; at(unsigned int _i) const <text:s/><text:span text:style-name="luecke"><text:span text:style-name="T11">throw</text:span></text:span><text:span text:style-name="T11"> (</text:span><text:span text:style-name="T14">VektorOutOfRange</text:span><text:span text:style-name="T11">);</text:span> </text:p>
      <text:p text:style-name="code"/>
      <text:p text:style-name="code"><text:s text:c="2"/>int&amp; at(unsigned int _i) <text:s/><text:span text:style-name="luecke"><text:span text:style-name="T11">throw</text:span></text:span><text:span text:style-name="T11"> (</text:span><text:span text:style-name="T14">VektorOutOfRange</text:span><text:span text:style-name="T11">);</text:span> </text:p>
      <text:p text:style-name="code"><text:s text:c="2"/>// ... </text:p>
      <text:p text:style-name="code">};</text:p>
      <text:p text:style-name="code"/>
      <text:p text:style-name="Text_20_body"/>
      <text:p text:style-name="Text_20_body">Der Konstruktor mit Größenangabe sieht eigentlich aus wie bisher; nur der Fall, dass kein Speicher mehr zur Verfügung steht, wird mit einer Exception quittiert.</text:p>
      <text:p text:style-name="Text_20_body"><text:s/></text:p>
      <text:p text:style-name="Text_20_body">Auszug aus der cpp-Datei:</text:p>
      <text:p text:style-name="code">Vektor::Vektor(unsigned int _size) <text:s/><text:span text:style-name="luecke"><text:span text:style-name="T11">throw</text:span></text:span><text:span text:style-name="T11"> (</text:span><text:span text:style-name="T14">VektorNoMem</text:span><text:span text:style-name="T11">) </text:span>{ <text:s/></text:p>
      <text:p text:style-name="code"><text:s text:c="2"/>size= _size;</text:p>
      <text:p text:style-name="code"><text:s text:c="2"/>v = new int[size]; <text:s/></text:p>
      <text:p text:style-name="code"><text:s text:c="2"/>if (v == <text:span text:style-name="T15">0</text:span>) </text:p>
      <text:p text:style-name="code"><text:soft-page-break/><text:s text:c="4"/><text:span text:style-name="luecke"><text:span text:style-name="T11">throw</text:span></text:span><text:span text:style-name="T11"> </text:span><text:span text:style-name="T14">VektorNoMem(size)</text:span><text:span text:style-name="T11">;</text:span> </text:p>
      <text:p text:style-name="code">}</text:p>
      <text:p text:style-name="code"/>
      <text:p text:style-name="Text_20_body"/>
      <text:p text:style-name="Text_20_body">Beim Zugriff auf einzelne Elemente mittels der at()-Methode wird <text:s/>throw verwendet. Das hat vor allem den Vorteil, dass nicht bei jeder Indexverletzung das Programm gleich stehen bleibt, sondern man die Situation unter Umständen noch retten kann. </text:p>
      <text:p text:style-name="Text_20_body"><text:s/></text:p>
      <text:p text:style-name="code">int&amp; Vektor::at(unsigned int _i) <text:span text:style-name="luecke"><text:span text:style-name="T11">throw</text:span></text:span><text:span text:style-name="T11"> (</text:span><text:span text:style-name="T14">VektorOutOfRange</text:span><text:span text:style-name="T11">)</text:span> <text:s/>{ </text:p>
      <text:p text:style-name="code"><text:line-break/> <text:s/>// Vorbedingung: _i gültig und v vorhanden </text:p>
      <text:p text:style-name="code"><text:s text:c="2"/>if (v == 0 || _i&gt;=size) </text:p>
      <text:p text:style-name="code"><text:s text:c="4"/><text:span text:style-name="luecke"><text:span text:style-name="T11">throw</text:span></text:span><text:span text:style-name="T11"> </text:span><text:span text:style-name="T14">VektorOutOfRange(size,_i)</text:span><text:span text:style-name="T11">;</text:span> </text:p>
      <text:p text:style-name="code"><text:s text:c="2"/></text:p>
      <text:p text:style-name="code"><text:s text:c="2"/>return v[_i]; </text:p>
      <text:p text:style-name="code">}</text:p>
      <text:p text:style-name="code"/>
      <text:p text:style-name="Text_20_body"/>
      <text:p text:style-name="Text_20_body">Durch die Übergabe der entscheidenden Größen size und _i ist der Aufrufer in der Lage, seine Anfrage gegebenenfalls zu überdenken und zu wiederholen.</text:p>
      <text:p text:style-name="Text_20_body"><text:s/></text:p>
      <text:p text:style-name="Text_20_body">Wenn wir in unserem Testprogramm beispielsweise den Index um eins daneben platzieren, erhalten wir die Exception: </text:p>
      <text:p text:style-name="Text_20_body"/>
      <text:list xml:id="list2047363139" text:continue-numbering="true" text:style-name="List_20_3">
        <text:list-item>
          <text:p text:style-name="P7">Das Testprogramm: testVektor.cpp</text:p>
        </text:list-item>
      </text:list>
      <text:p text:style-name="code">#include &lt;iostream&gt;</text:p>
      <text:p text:style-name="code">using namespace std;<text:line-break/></text:p>
      <text:p text:style-name="code">#include "vectorexception.h"</text:p>
      <text:p text:style-name="code"/>
      <text:p text:style-name="code"/>
      <text:p text:style-name="code">int main() { </text:p>
      <text:p text:style-name="code"><text:s text:c="2"/>int i;</text:p>
      <text:p text:style-name="code"><text:s text:c="2"/>Vektor v(5);<text:line-break/> </text:p>
      <text:p text:style-name="code"><text:s text:c="2"/>for(i=0; i&lt;5; i++) </text:p>
      <text:p text:style-name="code"><text:s text:c="4"/>v.at(i) = i+3; </text:p>
      <text:p text:style-name="code"/>
      <text:p text:style-name="code"><text:s/><text:span text:style-name="T11"><text:s/></text:span><text:span text:style-name="luecke"><text:span text:style-name="T11">try</text:span></text:span><text:span text:style-name="T11"> </text:span></text:p>
      <text:p text:style-name="code"><text:s text:c="2"/>{ </text:p>
      <text:p text:style-name="code"><text:s text:c="4"/>// einen Index zu viel </text:p>
      <text:p text:style-name="code"><text:s text:c="4"/>for(i=0; i&lt;=5; i++) </text:p>
      <text:p text:style-name="code"><text:s text:c="6"/>cout &lt;&lt; v.at(i) &lt;&lt; " "; </text:p>
      <text:p text:style-name="code"><text:s text:c="2"/>} </text:p>
      <text:p text:style-name="code"><text:s text:c="2"/><text:span text:style-name="luecke"><text:span text:style-name="T11">catch</text:span></text:span><text:span text:style-name="T11"> (</text:span><text:span text:style-name="T14">VektorOutOfRange&amp; _e</text:span><text:span text:style-name="T11">)</text:span> </text:p>
      <text:p text:style-name="code"><text:s text:c="2"/>{ </text:p>
      <text:p text:style-name="code"><text:s text:c="4"/>cerr &lt;&lt; "Fehler: " &lt;&lt; <text:span text:style-name="T5">_e.what()</text:span> &lt;&lt; endl; </text:p>
      <text:p text:style-name="code"><text:s text:c="2"/>}<text:line-break/><text:line-break/> <text:s/>return 0;<text:line-break/><text:soft-page-break/>}</text:p>
      <text:p text:style-name="Text_20_body"/>
      <text:p text:style-name="Text_20_body">Das Programm führt zur Ausgabe: </text:p>
      <text:p text:style-name="Text_20_body">3 4 5 6 7 Fehler: Bereichsüberschreitung <text:s/>(Größe: 5, Index: 5)</text:p>
      <text:p text:style-name="Text_20_body"/>
      <text:p text:style-name="aufgabe_5f_überschrift"><text:bookmark-start text:name="__RefHeading__1019_1759440174"/>Aufgabe: exception_vektor<text:bookmark-end text:name="__RefHeading__1019_1759440174"/></text:p>
      <text:p text:style-name="aufgabe">Bringen Sie das obige Programm zum Laufen und erstellen Sie auch die Klasse VektorNoMem.</text:p>
      <text:p text:style-name="Standard"/>
      <text:p text:style-name="Standard"/>
      <text:p text:style-name="Standard"/>
      <text:p text:style-name="Standard"/>
      <text:p text:style-name="Standard"/>
      <text:p text:style-name="Standard"/>
      <text:p text:style-name="Standard"/>
      <text:h text:style-name="P23" text:outline-level="2"><text:bookmark-start text:name="__RefHeading__1116_615138432"/>Die Exception: std::bad_alloc, <text:span text:style-name="T30">std::out_of_range</text:span> <text:bookmark-end text:name="__RefHeading__1116_615138432"/></text:h>
      <text:p text:style-name="P6">Das folg. Beispiel zeigt die Verwendung der exception std::bad_alloc die standardmäßig von new 'geworfenen' wird.</text:p>
      <text:p text:style-name="P6">Man braucht also den Rückgabewert von new nicht auf einen nullptr vergleichen.</text:p>
      <text:p text:style-name="P6"/>
      <text:p text:style-name="P5"/>
      <text:p text:style-name="code">...</text:p>
      <text:p text:style-name="code"><text:span text:style-name="Source_20_Text"><text:span text:style-name="Citation"><text:span text:style-name="T17">// bad_alloc example</text:span></text:span></text:span></text:p>
      <text:p text:style-name="code"><text:span text:style-name="Source_20_Text"><text:span text:style-name="Definition"><text:span text:style-name="T19">#include &lt;iostream&gt; <text:s text:c="4"/></text:span></text:span></text:span><text:span text:style-name="Source_20_Text"><text:span text:style-name="Citation"><text:span text:style-name="T17">// std::cout</text:span></text:span></text:span></text:p>
      <text:p text:style-name="code"><text:span text:style-name="Source_20_Text"><text:span text:style-name="Definition"><text:span text:style-name="T20">#include &lt;new&gt; <text:s text:c="9"/></text:span></text:span></text:span><text:span text:style-name="Source_20_Text"><text:span text:style-name="Citation"><text:span text:style-name="T18">// std::bad_alloc</text:span></text:span></text:span></text:p>
      <text:p text:style-name="code"/>
      <text:p text:style-name="code"><text:span text:style-name="Source_20_Text"><text:span text:style-name="Variable"><text:span text:style-name="T21">int</text:span></text:span></text:span><text:span text:style-name="Source_20_Text"><text:span text:style-name="T23"> main () {</text:span></text:span></text:p>
      <text:p text:style-name="code"><text:span text:style-name="Source_20_Text"><text:span text:style-name="T25"><text:s text:c="2"/></text:span></text:span><text:span text:style-name="Source_20_Text"><text:span text:style-name="Variable"><text:span text:style-name="T21">try</text:span></text:span></text:span></text:p>
      <text:p text:style-name="code"><text:span text:style-name="Source_20_Text"><text:span text:style-name="T25"><text:s text:c="2"/></text:span></text:span><text:span text:style-name="Source_20_Text"><text:span text:style-name="T23">{</text:span></text:span></text:p>
      <text:p text:style-name="code"><text:span text:style-name="Source_20_Text"><text:span text:style-name="T25"><text:s text:c="4"/></text:span></text:span><text:span text:style-name="Source_20_Text"><text:span text:style-name="Variable"><text:span text:style-name="T21">int</text:span></text:span></text:span><text:span text:style-name="Source_20_Text"><text:span text:style-name="T23">* myarray= </text:span></text:span><text:span text:style-name="Source_20_Text"><text:span text:style-name="Variable"><text:span text:style-name="T21">new</text:span></text:span></text:span><text:span text:style-name="Source_20_Text"><text:span text:style-name="T23"> </text:span></text:span><text:span text:style-name="Source_20_Text"><text:span text:style-name="Variable"><text:span text:style-name="T21">int</text:span></text:span></text:span><text:span text:style-name="Source_20_Text"><text:span text:style-name="T23">[10000];</text:span></text:span></text:p>
      <text:p text:style-name="code"><text:span text:style-name="Source_20_Text"><text:span text:style-name="T25"><text:s text:c="2"/></text:span></text:span><text:span text:style-name="Source_20_Text"><text:span text:style-name="T23">}</text:span></text:span></text:p>
      <text:p text:style-name="code"><text:span text:style-name="Source_20_Text"><text:span text:style-name="T26"><text:s text:c="2"/></text:span></text:span><text:span text:style-name="Source_20_Text"><text:span text:style-name="Variable"><text:span text:style-name="T22">catch</text:span></text:span></text:span><text:span text:style-name="Source_20_Text"><text:span text:style-name="T24"> (std::bad_alloc&amp; ba)</text:span></text:span></text:p>
      <text:p text:style-name="code"><text:span text:style-name="Source_20_Text"><text:span text:style-name="T25"><text:s text:c="2"/></text:span></text:span><text:span text:style-name="Source_20_Text"><text:span text:style-name="T23">{</text:span></text:span></text:p>
      <text:p text:style-name="code"><text:span text:style-name="Source_20_Text"><text:span text:style-name="T25"><text:s text:c="4"/></text:span></text:span><text:span text:style-name="Source_20_Text"><text:span text:style-name="T23">std::cerr &lt;&lt; </text:span></text:span><text:span text:style-name="Source_20_Text"><text:span text:style-name="User_20_Entry"><text:span text:style-name="T27">"bad_alloc caught: "</text:span></text:span></text:span><text:span text:style-name="Source_20_Text"><text:span text:style-name="T23"> &lt;&lt; </text:span></text:span><text:span text:style-name="Source_20_Text"><text:span text:style-name="T24">ba.what()</text:span></text:span><text:span text:style-name="Source_20_Text"><text:span text:style-name="T23"> &lt;&lt; </text:span></text:span><text:span text:style-name="Source_20_Text"><text:span text:style-name="User_20_Entry"><text:span text:style-name="T27">'\n'</text:span></text:span></text:span><text:span text:style-name="Source_20_Text"><text:span text:style-name="T23">;</text:span></text:span></text:p>
      <text:p text:style-name="code"><text:span text:style-name="Source_20_Text"><text:span text:style-name="T25"><text:s text:c="2"/></text:span></text:span><text:span text:style-name="Source_20_Text"><text:span text:style-name="T23">}</text:span></text:span></text:p>
      <text:p text:style-name="code"><text:span text:style-name="Source_20_Text"><text:span text:style-name="T25"><text:s text:c="2"/></text:span></text:span><text:span text:style-name="Source_20_Text"><text:span text:style-name="Variable"><text:span text:style-name="T21">return</text:span></text:span></text:span><text:span text:style-name="Source_20_Text"><text:span text:style-name="T23"> 0;</text:span></text:span></text:p>
      <text:p text:style-name="code"><text:span text:style-name="Source_20_Text"><text:span text:style-name="T23">}</text:span></text:span></text:p>
      <text:p text:style-name="code">…</text:p>
      <text:p text:style-name="P24"/>
      <text:p text:style-name="P14"/>
      <text:p text:style-name="P15"><text:span text:style-name="T16">siehe auch für die Verwendung von Standard-CPP Exception:</text:span></text:p>
      <text:p text:style-name="P15"><text:a xlink:type="simple" xlink:href="http://www.cplusplus.com/reference/exception/exception/"><text:span text:style-name="T16">http://www.cplusplus.com/reference/exception/exception/</text:span></text:a></text:p>
      <text:p text:style-name="P15"><text:span text:style-name="T16"/></text:p>
      <text:p text:style-name="code"><text:span text:style-name="Source_20_Text"><text:span text:style-name="Citation"><text:span text:style-name="T28">// out_of_range example</text:span></text:span></text:span></text:p>
      <text:p text:style-name="code"><text:span text:style-name="Source_20_Text"><text:span text:style-name="Definition"><text:span text:style-name="T28">#include &lt;iostream&gt; <text:s text:c="6"/></text:span></text:span></text:span><text:span text:style-name="Source_20_Text"><text:span text:style-name="Citation"><text:span text:style-name="T28">// std::cerr</text:span></text:span></text:span></text:p>
      <text:p text:style-name="code"><text:span text:style-name="Source_20_Text"><text:span text:style-name="Definition"><text:span text:style-name="T29">#include &lt;stdexcept&gt; <text:s text:c="5"/></text:span></text:span></text:span><text:span text:style-name="Source_20_Text"><text:span text:style-name="Citation"><text:span text:style-name="T29">// std::out_of_range</text:span></text:span></text:span></text:p>
      <text:p text:style-name="code"><text:span text:style-name="Source_20_Text"><text:span text:style-name="Definition"><text:span text:style-name="T28">#include &lt;vector&gt; <text:s text:c="8"/></text:span></text:span></text:span><text:span text:style-name="Source_20_Text"><text:span text:style-name="Citation"><text:span text:style-name="T28">// std::vector</text:span></text:span></text:span></text:p>
      <text:p text:style-name="P25"/>
      <text:p text:style-name="code"><text:span text:style-name="Source_20_Text"><text:span text:style-name="Variable"><text:span text:style-name="T28">int</text:span></text:span></text:span><text:span text:style-name="Source_20_Text"><text:span text:style-name="T28"> main (</text:span></text:span><text:span text:style-name="Source_20_Text"><text:span text:style-name="Variable"><text:span text:style-name="T28">void</text:span></text:span></text:span><text:span text:style-name="Source_20_Text"><text:span text:style-name="T28">) {</text:span></text:span></text:p>
      <text:p text:style-name="code"><text:span text:style-name="Source_20_Text"><text:span text:style-name="T28"><text:s text:c="2"/>std::vector&lt;</text:span></text:span><text:span text:style-name="Source_20_Text"><text:span text:style-name="Variable"><text:span text:style-name="T28">int</text:span></text:span></text:span><text:span text:style-name="Source_20_Text"><text:span text:style-name="T28">&gt; myvector(10);</text:span></text:span></text:p>
      <text:p text:style-name="code"><text:soft-page-break/><text:span text:style-name="Source_20_Text"><text:span text:style-name="T28"><text:s text:c="2"/></text:span></text:span><text:span text:style-name="Source_20_Text"><text:span text:style-name="Variable"><text:span text:style-name="T28">try</text:span></text:span></text:span><text:span text:style-name="Source_20_Text"><text:span text:style-name="T28"> {</text:span></text:span></text:p>
      <text:p text:style-name="code"><text:span text:style-name="Source_20_Text"><text:span text:style-name="T28"><text:s text:c="4"/>myvector.at(20)=100; <text:s text:c="5"/></text:span></text:span><text:span text:style-name="Source_20_Text"><text:span text:style-name="Citation"><text:span text:style-name="T28">// vector::at throws an out-of-range</text:span></text:span></text:span></text:p>
      <text:p text:style-name="code"><text:span text:style-name="Source_20_Text"><text:span text:style-name="T28"><text:s text:c="2"/>}</text:span></text:span></text:p>
      <text:p text:style-name="code"><text:span text:style-name="Source_20_Text"><text:span text:style-name="T28"><text:s text:c="2"/></text:span></text:span><text:span text:style-name="Source_20_Text"><text:span text:style-name="Variable"><text:span text:style-name="T28">catch</text:span></text:span></text:span><text:span text:style-name="Source_20_Text"><text:span text:style-name="T28"> (</text:span></text:span><text:span text:style-name="Source_20_Text"><text:span text:style-name="Variable"><text:span text:style-name="T29">const</text:span></text:span></text:span><text:span text:style-name="Source_20_Text"><text:span text:style-name="T29"> std::out_of_range&amp; oor</text:span></text:span><text:span text:style-name="Source_20_Text"><text:span text:style-name="T28">) {</text:span></text:span></text:p>
      <text:p text:style-name="code"><text:span text:style-name="Source_20_Text"><text:span text:style-name="T28"><text:s text:c="4"/>std::cerr &lt;&lt; </text:span></text:span><text:span text:style-name="Source_20_Text"><text:span text:style-name="User_20_Entry"><text:span text:style-name="T28">"Out of Range error: "</text:span></text:span></text:span><text:span text:style-name="Source_20_Text"><text:span text:style-name="T28"> &lt;&lt; </text:span></text:span><text:span text:style-name="Source_20_Text"><text:span text:style-name="T29">oor.what()</text:span></text:span><text:span text:style-name="Source_20_Text"><text:span text:style-name="T28"> &lt;&lt; </text:span></text:span><text:span text:style-name="Source_20_Text"><text:span text:style-name="User_20_Entry"><text:span text:style-name="T28">'\n'</text:span></text:span></text:span><text:span text:style-name="Source_20_Text"><text:span text:style-name="T28">;</text:span></text:span></text:p>
      <text:p text:style-name="code"><text:span text:style-name="Source_20_Text"><text:span text:style-name="T28"><text:s text:c="2"/>}</text:span></text:span></text:p>
      <text:p text:style-name="code"><text:span text:style-name="Source_20_Text"><text:span text:style-name="T28"><text:s text:c="2"/></text:span></text:span><text:span text:style-name="Source_20_Text"><text:span text:style-name="Variable"><text:span text:style-name="T28">return</text:span></text:span></text:span><text:span text:style-name="Source_20_Text"><text:span text:style-name="T28"> 0;</text:span></text:span></text:p>
      <text:p text:style-name="code"><text:span text:style-name="Source_20_Text"><text:span text:style-name="T28">}</text:span></text:span></text:p>
      <text:p text:style-name="code"/>
      <text:p text:style-name="P15"><text:span text:style-name="T16"/></text:p>
      <text:h text:style-name="Heading_20_2" text:outline-level="2"><text:bookmark-start text:name="__RefHeading__1021_1759440174"/><text:bookmark text:name="x5-3440004.5.7"/>Tipps und Hinweise<text:bookmark-end text:name="__RefHeading__1021_1759440174"/></text:h>
      <text:list xml:id="list446680416" text:continue-numbering="true" text:style-name="List_20_3">
        <text:list-item>
          <text:p text:style-name="P7">Vorteile:</text:p>
        </text:list-item>
      </text:list>
      <text:p text:style-name="Text_20_body">Exceptions haben zweifellos einige Vorteile. Neben der Eleganz sind dies vor allem: </text:p>
      <text:list xml:id="list2999887043234049041" text:style-name="L6">
        <text:list-item>
          <text:p text:style-name="P21">Exception Handling ist im Programmcode <text:span text:style-name="T5">eindeutig erkennbar</text:span>. </text:p>
        </text:list-item>
        <text:list-item>
          <text:p text:style-name="P21">Regulärer <text:span text:style-name="T5">Code</text:span> wird durch Exception Handling <text:span text:style-name="T5">kaum belastet</text:span>. </text:p>
        </text:list-item>
        <text:list-item>
          <text:p text:style-name="P21">Jede <text:span text:style-name="T5">Exception muss behandelt</text:span> werden: Es gibt keinen Ausweg! </text:p>
        </text:list-item>
        <text:list-item>
          <text:p text:style-name="P21">Durch Parametrisierung mit Typen und Objekten wird eine fein dosierte Reaktion auf unterschiedliche Fehlerarten möglich. </text:p>
        </text:list-item>
        <text:list-item>
          <text:p text:style-name="P16">Exception Handling führt als einheitliches Sprachmittel zu portablen Lösungen.<text:line-break/></text:p>
        </text:list-item>
      </text:list>
      <text:list xml:id="list1368130242" text:continue-list="list446680416" text:style-name="List_20_3">
        <text:list-item>
          <text:p text:style-name="P7">Nicht um jeden Preis</text:p>
        </text:list-item>
      </text:list>
      <text:p text:style-name="Text_20_body">Allerdings ist dieses Konzept auch kein Allheilmittel. Verschiedene Autoren (zum Beispiel [<text:a xlink:type="simple" xlink:href="http://www.cpp-entwicklung.de/cpplinux3/cpp_main/cpp_main.html#XAlexandrescu01">A</text:a><text:a xlink:type="simple" xlink:href="http://www.cpp-entwicklung.de/cpplinux3/cpp_main/cpp_main.html#XAlexandrescu01"><text:span text:style-name="T1">LEXANDRESCU</text:span></text:a><text:a xlink:type="simple" xlink:href="http://www.cpp-entwicklung.de/cpplinux3/cpp_main/cpp_main.html#XAlexandrescu01"> 2001</text:a>] oder der "C"-Erfinder B. Kernighan in [<text:a xlink:type="simple" xlink:href="http://www.cpp-entwicklung.de/cpplinux3/cpp_main/cpp_main.html#XKernighan99">K</text:a><text:a xlink:type="simple" xlink:href="http://www.cpp-entwicklung.de/cpplinux3/cpp_main/cpp_main.html#XKernighan99"><text:span text:style-name="T1">ERNIGHAN</text:span></text:a><text:a xlink:type="simple" xlink:href="http://www.cpp-entwicklung.de/cpplinux3/cpp_main/cpp_main.html#XKernighan99"> und P</text:a><text:a xlink:type="simple" xlink:href="http://www.cpp-entwicklung.de/cpplinux3/cpp_main/cpp_main.html#XKernighan99"><text:span text:style-name="T1">IKE</text:span></text:a><text:a xlink:type="simple" xlink:href="http://www.cpp-entwicklung.de/cpplinux3/cpp_main/cpp_main.html#XKernighan99"> 1999</text:a>]) warnen zurecht davor, zu häufigen Gebrauch von Exceptions zu machen. <text:line-break/><text:line-break/>Wenn sich etwa eine Datei nicht öffnen lässt, weil der Name falsch war, ist das keine so dramatische Situation, dass sie eine Exception rechtfertigen würde. <text:span text:style-name="T5">Gehen Sie also sparsam damit um</text:span> und <text:span text:style-name="T5">versuchen Sie, weitgehend mit Rückgabewerten auszukommen.</text:span> <text:line-break/><text:line-break/>Nur bei komplex verschachtelten Strukturen und bei Fehlern in Konstruktoren, die ja keine Rückgabewerte erlauben, sind Exceptions sinnvoll </text:p>
      <text:list xml:id="list1503484498" text:continue-numbering="true" text:style-name="List_20_3">
        <text:list-header>
          <text:p text:style-name="P7"/>
        </text:list-header>
      </text:list>
      <text:h text:style-name="Heading_20_2" text:outline-level="2"><text:bookmark-start text:name="__RefHeading__1023_1759440174"/><text:bookmark text:name="x5-3450004.5.8"/>Zusammenfassung<text:bookmark-end text:name="__RefHeading__1023_1759440174"/></text:h>
      <text:p text:style-name="Text_20_body">Aus diesem Abschnitt sollten Sie sich folgende Gedanken einprägen: </text:p>
      <text:list xml:id="list9191308042800700125" text:style-name="L7">
        <text:list-item>
          <text:p text:style-name="P22">In fast jedem Programm können Ausnahmesituationen auftreten, die Sie aber schon voraussehen können und für die Sie entsprechende Gegenmaßnahmen treffen können. Die übliche Vorgehensweise, mit dem Rückgabewert einer Funktion ihren Fehlerstatus zu liefern, ist bei Problemen, die wegen fehlender Kontextinformationen erst auf höherer Ebene behandelt werden können, unzureichend. </text:p>
        </text:list-item>
        <text:list-item>
          <text:p text:style-name="P22">Ausnahmen stellen eine alternative Möglichkeit des Rücksprungs aus einer Funktion dar. Wird eine Ausnahme geworfen, findet kein üblicher Rücksprung mehr statt. Es werden dabei alle existierenden lokalen Objekte gelöscht. </text:p>
        </text:list-item>
        <text:list-item>
          <text:p text:style-name="P22">Eine Ausnahme wird mit dem Befehl <text:span text:style-name="luecke">throw</text:span> geworfen. Als Argument darf dabei ein beliebiger Typ mitgegeben werden. Oftmals ist es ein selbst definiertes Objekt, das über seinen Konstruktor auch noch einige Kontextinformationen aufnehmen kann. </text:p>
        </text:list-item>
        <text:list-item>
          <text:p text:style-name="P22">Der Aufrufer einer Funktion, die eine Ausnahme werfen könnte, sollte seinen Aufruf in einen Block einschließen, vor dem ein <text:span text:style-name="luecke">try</text:span> steht. Nach dem Block stehen einige oder mehrere weitere Blöcke, die mit der <text:span text:style-name="luecke">catch</text:span>-Anweisung beginnen. Für jede Klasse, von der ein Objekt mit der Ausnahme übergeben werden kann, darf eine <text:span text:style-name="luecke">catch</text:span>-Anweisung stehen. </text:p>
        </text:list-item>
        <text:list-item>
          <text:p text:style-name="P17"><text:soft-page-break/>Um anzuzeigen, welche Ausnahmen eine Funktion werfen kann, können Sie diese hinter dem Funktionskopf auflisten. Die Liste beginnt dabei mit <text:span text:style-name="luecke">throw</text:span><text:span text:style-name="Source_20_Text">(</text:span> und ist durch Kommas getrennt und wird mit einer runden Klammer <text:span text:style-name="Source_20_Text">)</text:span> geschlossen. Die Angabe ist verbindlich, das heißt, dass die Funktion auch nur diese Ausnahmen werfen darf. Geben Sie ein <text:span text:style-name="luecke">throw</text:span><text:span text:style-name="Source_20_Text">()</text:span> mit leerem Klammernpaar an, darf die Funktion überhaupt keine Ausnahme werfen.</text:p>
        </text:list-item>
      </text:list>
      <text:p text:style-name="Standard"/>
      <text:h text:style-name="Heading_20_2" text:outline-level="2"><text:bookmark-start text:name="__RefHeading__1025_1759440174"/>Übungen<text:bookmark-end text:name="__RefHeading__1025_1759440174"/></text:h>
      <text:p text:style-name="Standard">Bearbeiten Sie die Übungen aus dem Ordner</text:p>
      <text:p text:style-name="Standard">02-ueb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DejaVuSans" svg:font-family="DejaVu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style:contextual-spacing="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drop-cap/>
      </style:paragraph-propertie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2.49pt solid #993366" style:shadow="none">
        <style:drop-cap/>
        <style:background-image/>
      </style:paragraph-properties>
      <style:text-properties style:font-name="Verdana1"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size="12pt" fo:font-style="italic" style:font-size-asian="12pt" style:font-style-asian="italic" style:font-name-complex="Tahoma1" style:font-size-complex="12pt" style:font-style-complex="italic"/>
    </style:style>
    <style:style style:name="Table" style:family="paragraph" style:parent-style-name="Caption" style:class="extra">
      <style:paragraph-properties fo:background-color="transparent" fo:padding="0.049cm" fo:border="0.06pt solid #000000" style:shadow="none">
        <style:background-image/>
      </style:paragraph-properties>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cm" fo:border-left="none" fo:border-right="none" fo:border-top="none" fo:border-bottom="2.49pt solid #993366" style:shadow="none" text:number-lines="false" text:line-number="0"/>
      <style:text-properties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style:paragraph-properties style:page-number="auto" fo:background-color="#ccffff" fo:padding="0.049cm" fo:border="0.06pt solid #993366" style:shadow="none">
        <style:background-image/>
      </style:paragraph-properties>
      <style:text-properties fo:color="#000000" style:font-name="Courier New" fo:font-size="11pt"/>
    </style:style>
    <style:style style:name="aufgabe" style:family="paragraph" style:parent-style-name="Standard" style:class="text">
      <style:paragraph-properties fo:background-color="#ccffff" fo:padding="0.049cm" fo:border="0.06pt solid #993366" style:shadow="none">
        <style:background-image/>
      </style:paragraph-properties>
      <style:text-properties fo:font-size="10pt"/>
    </style:style>
    <style:style style:name="merke" style:family="paragraph" style:parent-style-name="aufgabe" style:next-style-name="Standard" style:class="text">
      <style:paragraph-properties fo:background-color="#ffffcc" style:shadow="none">
        <style:drop-cap/>
        <style:background-image/>
      </style:paragraph-properties>
    </style:style>
    <style:style style:name="Rechtsgrundlagenverzeichnis" style:family="paragraph" style:parent-style-name="Standard">
      <style:paragraph-properties fo:margin-top="0cm" fo:margin-bottom="0.423cm" style: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style:paragraph-properties fo:orphans="2" fo:widows="2" fo:background-color="#ffffff" fo:padding-left="0.141cm" fo:padding-right="0.141cm" fo:padding-top="0.035cm" fo:padding-bottom="0.035cm" fo:border="0.51pt solid #000000">
        <style:background-image/>
      </style:paragraph-properties>
      <style:text-properties style:use-window-font-color="true" style:font-name="Courier New1" fo:font-size="10pt" fo:letter-spacing="-0.018cm" fo:language="de" fo:country="DE" style:font-name-asian="Arial" style:font-size-asian="10pt" style:font-name-complex="Times New Roman" style:font-size-complex="10pt" style:language-complex="ar" style:country-complex="SA"/>
    </style:style>
    <style:style style:name="HTML_20_Vorformatiert" style:display-name="HTML Vorformatiert" style:family="paragraph" style:parent-style-name="Standard">
      <style:text-properties style:font-name="Courier New1" fo:font-size="10pt" style:font-size-asian="10pt" style:font-name-complex="Courier New1"/>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weight="bold" style:font-weight-asian="bold" style:font-weight-complex="bold"/>
    </style:style>
    <style:style style:name="Listennummer" style:family="paragraph" style:list-style-name="WW8StyleNum">
      <style:paragraph-properties fo:margin-left="1.27cm" fo:margin-right="0.635cm" fo:margin-top="0cm" fo:margin-bottom="0cm" style:contextual-spacing="false" fo:orphans="2" fo:widows="2" fo:text-indent="-0.635cm" style:auto-text-indent="false">
        <style:tab-stops/>
      </style:paragraph-properties>
      <style:text-properties style:use-window-font-color="true" style:font-name="Verdana3" fo:font-size="10pt" fo:letter-spacing="-0.009cm" fo:language="de" fo:country="DE" style:font-name-asian="Arial" style:font-size-asian="10pt" style:font-name-complex="Times New Roman"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style:contextual-spacing="false" fo:text-align="start" style:justify-single-word="false" fo:text-indent="-0.635cm" style:auto-text-indent="false"/>
      <style:text-properties style:font-name="Times New Roman" fo:font-size="10pt" fo:letter-spacing="normal" style:font-size-asian="10pt"/>
    </style:style>
    <style:style style:name="aufgabe_5f_überschrift" style:display-name="aufgabe_überschrift" style:family="paragraph" style:parent-style-name="Heading_20_3" style:next-style-name="aufgabe" style:default-outline-level="" style:list-style-name="">
      <style:paragraph-properties fo:background-color="transparent" fo:padding="0cm" fo:border-left="none" fo:border-right="none" fo:border-top="none" fo:border-bottom="0.06pt solid #993366" style:shadow="none">
        <style:tab-stops/>
        <style:drop-cap/>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DejaVuSans"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style:font-name="Times New Roman" fo:font-size="10pt" fo:font-weight="bold" style:font-name-asian="DejaVuSans" style:font-size-asian="10pt" style:font-weight-asian="bold" style:font-name-complex="Tahoma"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style:font-name-asian="Courier New2" style:font-name-complex="Courier New2"/>
    </style:style>
    <style:style style:name="Example" style:family="text">
      <style:text-properties style:font-name="Courier New2" style:font-name-asian="Courier New2" style:font-name-complex="Courier New2"/>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size="10pt" style:font-size-asian="10pt" style:font-size-complex="10pt"/>
    </style:style>
    <style:style style:name="merke_20_Char" style:display-name="merke Char" style:family="text" style:parent-style-name="Absatz-Standardschriftart">
      <style:text-properties style:font-name="Verdana3" fo:letter-spacing="-0.009cm" style:language-complex="ar" style:country-complex="SA"/>
    </style:style>
    <style:style style:name="WW8Num78z0" style:family="text">
      <style:text-properties style:font-name="Symbol"/>
    </style:style>
    <style:style style:name="WW8Num78z1" style:family="text">
      <style:text-properties style:font-name="Courier New1"/>
    </style:style>
    <style:style style:name="WW8Num78z2" style:family="text">
      <style:text-properties style:font-name="Wingdings"/>
    </style:style>
    <style:style style:name="WW8Num52z0" style:family="text">
      <style:text-properties style:font-name="Symbol" fo:font-size="10pt" style:font-size-asian="10pt"/>
    </style:style>
    <style:style style:name="WW8Num52z1" style:family="text">
      <style:text-properties style:font-name="Courier New1" fo:font-size="10pt" style:font-size-asian="10pt"/>
    </style:style>
    <style:style style:name="WW8Num52z2" style:family="text">
      <style:text-properties style:font-name="Wingdings" fo:font-size="10pt" style:font-size-asian="10pt"/>
    </style:style>
    <style:style style:name="WW8Num103z0" style:family="text">
      <style:text-properties style:font-name="Symbol" fo:font-size="10pt" style:font-size-asian="10pt"/>
    </style:style>
    <style:style style:name="WW8Num103z1" style:family="text">
      <style:text-properties style:font-name="Courier New1" fo:font-size="10pt" style:font-size-asian="10pt"/>
    </style:style>
    <style:style style:name="WW8Num103z2" style:family="text">
      <style:text-properties style:font-name="Wingdings" fo:font-size="10pt" style:font-size-asian="10pt"/>
    </style:style>
    <style:style style:name="WW8Num55z1" style:family="text">
      <style:text-properties style:font-name="Courier New1" fo:font-size="10pt" style:font-size-asian="10pt"/>
    </style:style>
    <style:style style:name="WW8Num48z0" style:family="text">
      <style:text-properties style:font-name="Symbol" fo:font-size="10pt" style:font-size-asian="10pt"/>
    </style:style>
    <style:style style:name="WW8Num48z1" style:family="text">
      <style:text-properties style:font-name="Courier New1" fo:font-size="10pt" style:font-size-asian="10pt"/>
    </style:style>
    <style:style style:name="WW8Num48z2" style:family="text">
      <style:text-properties style:font-name="Wingdings" fo:font-size="10pt" style:font-size-asian="10pt"/>
    </style:style>
    <style:style style:name="WW8Num104z0" style:family="text">
      <style:text-properties style:font-name="Symbol" fo:font-size="10pt" style:font-size-asian="10pt"/>
    </style:style>
    <style:style style:name="WW8Num104z1" style:family="text">
      <style:text-properties style:font-name="Courier New1" fo:font-size="10pt" style:font-size-asian="10pt"/>
    </style:style>
    <style:style style:name="WW8Num104z2" style:family="text">
      <style:text-properties style:font-name="Wingdings" fo:font-size="10pt" style:font-size-asian="10pt"/>
    </style:style>
    <style:style style:name="luecke" style:family="text">
      <style:text-properties style:text-line-through-style="none" style:text-underline-style="solid" style:text-underline-width="auto" style:text-underline-color="font-color" fo:font-weight="bold" fo:background-color="transparent"/>
    </style:style>
    <style:style style:name="Teletype" style:family="text">
      <style:text-properties style:font-name="Courier New2" style:font-name-asian="Courier New2" style:font-name-complex="Courier New2"/>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User_20_Entry" style:display-name="User Entry" style:family="text">
      <style:text-properties style:font-name="DejaVu Sans Mono" style:font-name-asian="DejaVu Sans Mono" style:font-name-complex="DejaVu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Exception<text:tab/>Arbeitsunterlage</text:p>
      </style:header>
      <style:footer>
        <text:p text:style-name="Footer">Informatik<text:tab/><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initial-creator>Hofmann Anton</meta:initial-creator>
    <meta:creation-date>2008-02-21T10:58:49</meta:creation-date>
    <dc:date>2013-09-25T19:43:10</dc:date>
    <meta:editing-cycles>26</meta:editing-cycles>
    <meta:editing-duration>PT7H18M13S</meta:editing-duration>
    <meta:document-statistic meta:table-count="0" meta:image-count="0" meta:object-count="0" meta:page-count="10" meta:paragraph-count="264" meta:word-count="2049" meta:character-count="14654" meta:non-whitespace-character-count="12467"/>
    <meta:user-defined meta:name="Info 1"/>
    <meta:user-defined meta:name="Info 2"/>
    <meta:user-defined meta:name="Info 3"/>
    <meta:user-defined meta:name="Info 4"/>
    <meta:template xlink:type="simple" xlink:actuate="onRequest" xlink:title="arbeitsunterlage" xlink:href="../../../arbeitsunterlage.ott" meta:date="2008-02-21T10:58:44"/>
  </office:meta>
</office:document-meta>
</file>